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72.44mm"/>
    </style:style>
    <style:style style:name="co7" style:family="table-column">
      <style:table-column-properties fo:break-before="auto" style:column-width="67.08mm"/>
    </style:style>
    <style:style style:name="co8" style:family="table-column">
      <style:table-column-properties fo:break-before="auto" style:column-width="68.03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3.8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y_2018_benchmar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1" table:number-columns-repeated="1000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2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8"/>
        </table:table-row>
        <table:table-row table:style-name="ro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 table:formula="of:=([.F4]+[.E4])/[.B4]" office:value-type="float" office:value="7.31464285714286" calcext:value-type="float">
            <text:p>7,3146428571</text:p>
          </table:table-cell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 table:formula="of:=([.F5]+[.E5])/[.B5]" office:value-type="float" office:value="7.00735714285714" calcext:value-type="float">
            <text:p>7,0073571429</text:p>
          </table:table-cell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 table:formula="of:=([.F6]+[.E6])/[.B6]" office:value-type="float" office:value="8.16178571428572" calcext:value-type="float">
            <text:p>8,1617857143</text:p>
          </table:table-cell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 table:formula="of:=([.F7]+[.E7])/[.B7]" office:value-type="float" office:value="7.18657142857143" calcext:value-type="float">
            <text:p>7,1865714286</text:p>
          </table:table-cell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 table:formula="of:=([.F9]+[.E9])/[.B9]" office:value-type="float" office:value="224.653383458647" calcext:value-type="float">
            <text:p>224,6533834586</text:p>
          </table:table-cell>
          <table:table-cell table:formula="of:=([.G9]+[.E9])/[.B9]" office:value-type="float" office:value="206.902255639098" calcext:value-type="float">
            <text:p>206,9022556391</text:p>
          </table:table-cell>
          <table:table-cell table:formula="of:=([.H9]+[.E9])/[.B9]" office:value-type="float" office:value="124.07969924812" calcext:value-type="float">
            <text:p>124,0796992481</text:p>
          </table:table-cell>
          <table:table-cell table:formula="of:=([.I9]+[.E9])/[.B9]" office:value-type="float" office:value="95.5992481203007" calcext:value-type="float">
            <text:p>95,5992481203</text:p>
          </table:table-cell>
          <table:table-cell table:formula="of:=([.J9]+[.E9])/[.B9]" office:value-type="float" office:value="70.2646616541353" calcext:value-type="float">
            <text:p>70,2646616541</text:p>
          </table:table-cell>
          <table:table-cell table:formula="of:=([.K9]+[.E9])/[.B9]" office:value-type="float" office:value="58.2345864661654" calcext:value-type="float">
            <text:p>58,2345864662</text:p>
          </table:table-cell>
          <table:table-cell table:formula="of:=([.L9]+[.E9])/[.B9]" office:value-type="float" office:value="59.318045112782" calcext:value-type="float">
            <text:p>59,3180451128</text:p>
          </table:table-cell>
          <table:table-cell table:formula="of:=([.M9]+[.E9])/[.B9]" office:value-type="float" office:value="36.0428571428571" calcext:value-type="float">
            <text:p>36,042857142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 table:formula="of:=([.F10]+[.E10])/[.B10]" office:value-type="float" office:value="147.945488721805" calcext:value-type="float">
            <text:p>147,9454887218</text:p>
          </table:table-cell>
          <table:table-cell table:formula="of:=([.G10]+[.E10])/[.B10]" office:value-type="float" office:value="70.4545112781955" calcext:value-type="float">
            <text:p>70,4545112782</text:p>
          </table:table-cell>
          <table:table-cell table:formula="of:=([.H10]+[.E10])/[.B10]" office:value-type="float" office:value="41.5537593984962" calcext:value-type="float">
            <text:p>41,5537593985</text:p>
          </table:table-cell>
          <table:table-cell table:formula="of:=([.I10]+[.E10])/[.B10]" office:value-type="float" office:value="34.8011278195489" calcext:value-type="float">
            <text:p>34,8011278195</text:p>
          </table:table-cell>
          <table:table-cell table:formula="of:=([.J10]+[.E10])/[.B10]" office:value-type="float" office:value="27.7387218045113" calcext:value-type="float">
            <text:p>27,7387218045</text:p>
          </table:table-cell>
          <table:table-cell table:formula="of:=([.K10]+[.E10])/[.B10]" office:value-type="float" office:value="26.8672932330827" calcext:value-type="float">
            <text:p>26,8672932331</text:p>
          </table:table-cell>
          <table:table-cell table:formula="of:=([.L10]+[.E10])/[.B10]" office:value-type="float" office:value="23.5710526315789" calcext:value-type="float">
            <text:p>23,5710526316</text:p>
          </table:table-cell>
          <table:table-cell table:formula="of:=([.M10]+[.E10])/[.B10]" office:value-type="float" office:value="22.046992481203" calcext:value-type="float">
            <text:p>22,046992481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 table:formula="of:=([.F11]+[.E11])/[.B11]" office:value-type="float" office:value="94.6551127819549" calcext:value-type="float">
            <text:p>94,655112782</text:p>
          </table:table-cell>
          <table:table-cell table:formula="of:=([.G11]+[.E11])/[.B11]" office:value-type="float" office:value="51.6310526315789" calcext:value-type="float">
            <text:p>51,6310526316</text:p>
          </table:table-cell>
          <table:table-cell table:formula="of:=([.H11]+[.E11])/[.B11]" office:value-type="float" office:value="34.21" calcext:value-type="float">
            <text:p>34,21</text:p>
          </table:table-cell>
          <table:table-cell table:formula="of:=([.I11]+[.E11])/[.B11]" office:value-type="float" office:value="32.1701503759398" calcext:value-type="float">
            <text:p>32,1701503759</text:p>
          </table:table-cell>
          <table:table-cell table:formula="of:=([.J11]+[.E11])/[.B11]" office:value-type="float" office:value="27.591954887218" calcext:value-type="float">
            <text:p>27,5919548872</text:p>
          </table:table-cell>
          <table:table-cell table:formula="of:=([.K11]+[.E11])/[.B11]" office:value-type="float" office:value="24.6303007518797" calcext:value-type="float">
            <text:p>24,6303007519</text:p>
          </table:table-cell>
          <table:table-cell table:formula="of:=([.L11]+[.E11])/[.B11]" office:value-type="float" office:value="24.9739097744361" calcext:value-type="float">
            <text:p>24,9739097744</text:p>
          </table:table-cell>
          <table:table-cell table:formula="of:=([.M11]+[.E11])/[.B11]" office:value-type="float" office:value="23.6912030075188" calcext:value-type="float">
            <text:p>23,691203007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formula="of:=([.F12]+[.E12])/[.B12]" office:value-type="float" office:value="76.4369172932331" calcext:value-type="float">
            <text:p>76,4369172932</text:p>
          </table:table-cell>
          <table:table-cell table:formula="of:=([.G12]+[.E12])/[.B12]" office:value-type="float" office:value="44.9978195488722" calcext:value-type="float">
            <text:p>44,9978195489</text:p>
          </table:table-cell>
          <table:table-cell table:formula="of:=([.H12]+[.E12])/[.B12]" office:value-type="float" office:value="35.051954887218" calcext:value-type="float">
            <text:p>35,0519548872</text:p>
          </table:table-cell>
          <table:table-cell table:formula="of:=([.I12]+[.E12])/[.B12]" office:value-type="float" office:value="30.2632330827068" calcext:value-type="float">
            <text:p>30,2632330827</text:p>
          </table:table-cell>
          <table:table-cell table:formula="of:=([.J12]+[.E12])/[.B12]" office:value-type="float" office:value="31.5812781954887" calcext:value-type="float">
            <text:p>31,5812781955</text:p>
          </table:table-cell>
          <table:table-cell table:formula="of:=([.K12]+[.E12])/[.B12]" office:value-type="float" office:value="24.5775187969925" calcext:value-type="float">
            <text:p>24,577518797</text:p>
          </table:table-cell>
          <table:table-cell table:formula="of:=([.L12]+[.E12])/[.B12]" office:value-type="float" office:value="27.2617293233083" calcext:value-type="float">
            <text:p>27,2617293233</text:p>
          </table:table-cell>
          <table:table-cell table:formula="of:=([.M12]+[.E12])/[.B12]" office:value-type="float" office:value="22.7271428571429" calcext:value-type="float">
            <text:p>22,727142857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 table:formula="of:=([.F14]+[.E14])/[.B14]" office:value-type="float" office:value="263.014452554745" calcext:value-type="float">
            <text:p>263,0144525547</text:p>
          </table:table-cell>
          <table:table-cell table:formula="of:=([.G14]+[.E14])/[.B14]" office:value-type="float" office:value="247.254598540146" calcext:value-type="float">
            <text:p>247,2545985401</text:p>
          </table:table-cell>
          <table:table-cell table:formula="of:=([.H14]+[.E14])/[.B14]" office:value-type="float" office:value="177.459708029197" calcext:value-type="float">
            <text:p>177,4597080292</text:p>
          </table:table-cell>
          <table:table-cell table:formula="of:=([.I14]+[.E14])/[.B14]" office:value-type="float" office:value="144.904233576642" calcext:value-type="float">
            <text:p>144,9042335766</text:p>
          </table:table-cell>
          <table:table-cell table:formula="of:=([.J14]+[.E14])/[.B14]" office:value-type="float" office:value="98.174306569343" calcext:value-type="float">
            <text:p>98,1743065693</text:p>
          </table:table-cell>
          <table:table-cell table:formula="of:=([.K14]+[.E14])/[.B14]" office:value-type="float" office:value="84.6531386861314" calcext:value-type="float">
            <text:p>84,6531386861</text:p>
          </table:table-cell>
          <table:table-cell table:formula="of:=([.L14]+[.E14])/[.B14]" office:value-type="float" office:value="68.5093430656934" calcext:value-type="float">
            <text:p>68,5093430657</text:p>
          </table:table-cell>
          <table:table-cell table:formula="of:=([.M14]+[.E14])/[.B14]" office:value-type="float" office:value="61.2867153284672" calcext:value-type="float">
            <text:p>61,286715328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 table:formula="of:=([.F15]+[.E15])/[.B15]" office:value-type="float" office:value="181.17802919708" calcext:value-type="float">
            <text:p>181,1780291971</text:p>
          </table:table-cell>
          <table:table-cell table:formula="of:=([.G15]+[.E15])/[.B15]" office:value-type="float" office:value="112.784598540146" calcext:value-type="float">
            <text:p>112,7845985401</text:p>
          </table:table-cell>
          <table:table-cell table:formula="of:=([.H15]+[.E15])/[.B15]" office:value-type="float" office:value="62.1393430656934" calcext:value-type="float">
            <text:p>62,1393430657</text:p>
          </table:table-cell>
          <table:table-cell table:formula="of:=([.I15]+[.E15])/[.B15]" office:value-type="float" office:value="49.7152554744526" calcext:value-type="float">
            <text:p>49,7152554745</text:p>
          </table:table-cell>
          <table:table-cell table:formula="of:=([.J15]+[.E15])/[.B15]" office:value-type="float" office:value="42.0116058394161" calcext:value-type="float">
            <text:p>42,0116058394</text:p>
          </table:table-cell>
          <table:table-cell table:formula="of:=([.K15]+[.E15])/[.B15]" office:value-type="float" office:value="35.8765693430657" calcext:value-type="float">
            <text:p>35,8765693431</text:p>
          </table:table-cell>
          <table:table-cell table:formula="of:=([.L15]+[.E15])/[.B15]" office:value-type="float" office:value="34.9502919708029" calcext:value-type="float">
            <text:p>34,9502919708</text:p>
          </table:table-cell>
          <table:table-cell table:formula="of:=([.M15]+[.E15])/[.B15]" office:value-type="float" office:value="32.0889781021898" calcext:value-type="float">
            <text:p>32,088978102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 table:formula="of:=([.F16]+[.E16])/[.B16]" office:value-type="float" office:value="130.239270072993" calcext:value-type="float">
            <text:p>130,239270073</text:p>
          </table:table-cell>
          <table:table-cell table:formula="of:=([.G16]+[.E16])/[.B16]" office:value-type="float" office:value="72.1896350364963" calcext:value-type="float">
            <text:p>72,1896350365</text:p>
          </table:table-cell>
          <table:table-cell table:formula="of:=([.H16]+[.E16])/[.B16]" office:value-type="float" office:value="52.6297810218978" calcext:value-type="float">
            <text:p>52,6297810219</text:p>
          </table:table-cell>
          <table:table-cell table:formula="of:=([.I16]+[.E16])/[.B16]" office:value-type="float" office:value="44.3290510948905" calcext:value-type="float">
            <text:p>44,3290510949</text:p>
          </table:table-cell>
          <table:table-cell table:formula="of:=([.J16]+[.E16])/[.B16]" office:value-type="float" office:value="41.1465693430657" calcext:value-type="float">
            <text:p>41,1465693431</text:p>
          </table:table-cell>
          <table:table-cell table:formula="of:=([.K16]+[.E16])/[.B16]" office:value-type="float" office:value="37.954598540146" calcext:value-type="float">
            <text:p>37,9545985401</text:p>
          </table:table-cell>
          <table:table-cell table:formula="of:=([.L16]+[.E16])/[.B16]" office:value-type="float" office:value="35.2896350364963" calcext:value-type="float">
            <text:p>35,2896350365</text:p>
          </table:table-cell>
          <table:table-cell table:formula="of:=([.M16]+[.E16])/[.B16]" office:value-type="float" office:value="33.6305109489051" calcext:value-type="float">
            <text:p>33,630510948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formula="of:=([.F17]+[.E17])/[.B17]" office:value-type="float" office:value="111.807153284672" calcext:value-type="float">
            <text:p>111,8071532847</text:p>
          </table:table-cell>
          <table:table-cell table:formula="of:=([.G17]+[.E17])/[.B17]" office:value-type="float" office:value="63.2509489051095" calcext:value-type="float">
            <text:p>63,2509489051</text:p>
          </table:table-cell>
          <table:table-cell table:formula="of:=([.H17]+[.E17])/[.B17]" office:value-type="float" office:value="52.0436496350365" calcext:value-type="float">
            <text:p>52,043649635</text:p>
          </table:table-cell>
          <table:table-cell table:formula="of:=([.I17]+[.E17])/[.B17]" office:value-type="float" office:value="42.2042335766423" calcext:value-type="float">
            <text:p>42,2042335766</text:p>
          </table:table-cell>
          <table:table-cell table:formula="of:=([.J17]+[.E17])/[.B17]" office:value-type="float" office:value="42.2502189781022" calcext:value-type="float">
            <text:p>42,2502189781</text:p>
          </table:table-cell>
          <table:table-cell table:formula="of:=([.K17]+[.E17])/[.B17]" office:value-type="float" office:value="39.0735766423358" calcext:value-type="float">
            <text:p>39,0735766423</text:p>
          </table:table-cell>
          <table:table-cell table:formula="of:=([.L17]+[.E17])/[.B17]" office:value-type="float" office:value="41.269197080292" calcext:value-type="float">
            <text:p>41,2691970803</text:p>
          </table:table-cell>
          <table:table-cell table:formula="of:=([.M17]+[.E17])/[.B17]" office:value-type="float" office:value="32.8487591240876" calcext:value-type="float">
            <text:p>32,848759124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 table:formula="of:=([.F19]+[.E19])/[.B19]" office:value-type="float" office:value="32.3702051282051" calcext:value-type="float">
            <text:p>32,3702051282</text:p>
          </table:table-cell>
          <table:table-cell table:formula="of:=([.G19]+[.E19])/[.B19]" office:value-type="float" office:value="31.1891794871795" calcext:value-type="float">
            <text:p>31,1891794872</text:p>
          </table:table-cell>
          <table:table-cell table:formula="of:=([.H19]+[.E19])/[.B19]" office:value-type="float" office:value="30.1086666666667" calcext:value-type="float">
            <text:p>30,1086666667</text:p>
          </table:table-cell>
          <table:table-cell table:formula="of:=([.I19]+[.E19])/[.B19]" office:value-type="float" office:value="27.8096923076923" calcext:value-type="float">
            <text:p>27,8096923077</text:p>
          </table:table-cell>
          <table:table-cell table:formula="of:=([.J19]+[.E19])/[.B19]" office:value-type="float" office:value="27.6912307692308" calcext:value-type="float">
            <text:p>27,6912307692</text:p>
          </table:table-cell>
          <table:table-cell table:formula="of:=([.K19]+[.E19])/[.B19]" office:value-type="float" office:value="27.4861025641026" calcext:value-type="float">
            <text:p>27,4861025641</text:p>
          </table:table-cell>
          <table:table-cell table:formula="of:=([.L19]+[.E19])/[.B19]" office:value-type="float" office:value="27.4671282051282" calcext:value-type="float">
            <text:p>27,4671282051</text:p>
          </table:table-cell>
          <table:table-cell table:formula="of:=([.M19]+[.E19])/[.B19]" office:value-type="float" office:value="27.6404615384615" calcext:value-type="float">
            <text:p>27,640461538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 table:formula="of:=([.F20]+[.E20])/[.B20]" office:value-type="float" office:value="31.5252307692308" calcext:value-type="float">
            <text:p>31,5252307692</text:p>
          </table:table-cell>
          <table:table-cell table:formula="of:=([.G20]+[.E20])/[.B20]" office:value-type="float" office:value="28.5539487179487" calcext:value-type="float">
            <text:p>28,5539487179</text:p>
          </table:table-cell>
          <table:table-cell table:formula="of:=([.H20]+[.E20])/[.B20]" office:value-type="float" office:value="28.0236923076923" calcext:value-type="float">
            <text:p>28,0236923077</text:p>
          </table:table-cell>
          <table:table-cell table:formula="of:=([.I20]+[.E20])/[.B20]" office:value-type="float" office:value="27.6708717948718" calcext:value-type="float">
            <text:p>27,6708717949</text:p>
          </table:table-cell>
          <table:table-cell table:formula="of:=([.J20]+[.E20])/[.B20]" office:value-type="float" office:value="27.6134358974359" calcext:value-type="float">
            <text:p>27,6134358974</text:p>
          </table:table-cell>
          <table:table-cell table:formula="of:=([.K20]+[.E20])/[.B20]" office:value-type="float" office:value="27.5113846153846" calcext:value-type="float">
            <text:p>27,5113846154</text:p>
          </table:table-cell>
          <table:table-cell table:formula="of:=([.L20]+[.E20])/[.B20]" office:value-type="float" office:value="27.4713846153846" calcext:value-type="float">
            <text:p>27,4713846154</text:p>
          </table:table-cell>
          <table:table-cell table:formula="of:=([.M20]+[.E20])/[.B20]" office:value-type="float" office:value="27.3980512820513" calcext:value-type="float">
            <text:p>27,398051282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 table:formula="of:=([.F21]+[.E21])/[.B21]" office:value-type="float" office:value="43.3486666666667" calcext:value-type="float">
            <text:p>43,3486666667</text:p>
          </table:table-cell>
          <table:table-cell table:formula="of:=([.G21]+[.E21])/[.B21]" office:value-type="float" office:value="34.1902051282051" calcext:value-type="float">
            <text:p>34,1902051282</text:p>
          </table:table-cell>
          <table:table-cell table:formula="of:=([.H21]+[.E21])/[.B21]" office:value-type="float" office:value="33.6440512820513" calcext:value-type="float">
            <text:p>33,6440512821</text:p>
          </table:table-cell>
          <table:table-cell table:formula="of:=([.I21]+[.E21])/[.B21]" office:value-type="float" office:value="33.3122564102564" calcext:value-type="float">
            <text:p>33,3122564103</text:p>
          </table:table-cell>
          <table:table-cell table:formula="of:=([.J21]+[.E21])/[.B21]" office:value-type="float" office:value="33.2727692307692" calcext:value-type="float">
            <text:p>33,2727692308</text:p>
          </table:table-cell>
          <table:table-cell table:formula="of:=([.K21]+[.E21])/[.B21]" office:value-type="float" office:value="33.1045641025641" calcext:value-type="float">
            <text:p>33,1045641026</text:p>
          </table:table-cell>
          <table:table-cell table:formula="of:=([.L21]+[.E21])/[.B21]" office:value-type="float" office:value="33.1327692307692" calcext:value-type="float">
            <text:p>33,1327692308</text:p>
          </table:table-cell>
          <table:table-cell table:formula="of:=([.M21]+[.E21])/[.B21]" office:value-type="float" office:value="32.9481538461538" calcext:value-type="float">
            <text:p>32,948153846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formula="of:=([.F22]+[.E22])/[.B22]" office:value-type="float" office:value="38.3212307692308" calcext:value-type="float">
            <text:p>38,3212307692</text:p>
          </table:table-cell>
          <table:table-cell table:formula="of:=([.G22]+[.E22])/[.B22]" office:value-type="float" office:value="36.1248205128205" calcext:value-type="float">
            <text:p>36,1248205128</text:p>
          </table:table-cell>
          <table:table-cell table:formula="of:=([.H22]+[.E22])/[.B22]" office:value-type="float" office:value="35.5858461538462" calcext:value-type="float">
            <text:p>35,5858461538</text:p>
          </table:table-cell>
          <table:table-cell table:formula="of:=([.I22]+[.E22])/[.B22]" office:value-type="float" office:value="35.2930256410256" calcext:value-type="float">
            <text:p>35,293025641</text:p>
          </table:table-cell>
          <table:table-cell table:formula="of:=([.J22]+[.E22])/[.B22]" office:value-type="float" office:value="35.137641025641" calcext:value-type="float">
            <text:p>35,1376410256</text:p>
          </table:table-cell>
          <table:table-cell table:formula="of:=([.K22]+[.E22])/[.B22]" office:value-type="float" office:value="35.0104615384615" calcext:value-type="float">
            <text:p>35,0104615385</text:p>
          </table:table-cell>
          <table:table-cell table:formula="of:=([.L22]+[.E22])/[.B22]" office:value-type="float" office:value="34.9735384615385" calcext:value-type="float">
            <text:p>34,9735384615</text:p>
          </table:table-cell>
          <table:table-cell table:formula="of:=([.M22]+[.E22])/[.B22]" office:value-type="float" office:value="34.8822564102564" calcext:value-type="float">
            <text:p>34,8822564103</text:p>
          </table:table-cell>
          <table:table-cell table:number-columns-repeated="1011"/>
        </table:table-row>
        <table:table-row table:style-name="ro3" table:number-rows-repeated="48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2 way assoc, 50 data 5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2 way assoc, 250 data 250 code</text:p>
          </table:table-cell>
          <table:table-cell table:style-name="ce2" office:value-type="string" calcext:value-type="string">
            <text:p>Cache 2 way assoc, 300 data 300 code</text:p>
          </table:table-cell>
          <table:table-cell table:style-name="ce2" office:value-type="string" calcext:value-type="string">
            <text:p>Cache 2 way assoc, 350 data 350 code</text:p>
          </table:table-cell>
          <table:table-cell table:style-name="ce2" office:value-type="string" calcext:value-type="string">
            <text:p>Cache 2 way assoc, 400 data 400 code</text:p>
          </table:table-cell>
          <table:table-cell table:style-name="ce2" table:number-columns-repeated="5"/>
          <table:table-cell table:number-columns-repeated="1006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4mm" svg:height="108.02mm" svg:x="466.01mm" svg:y="390.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8mm" svg:height="145.03mm" svg:x="191.14mm" svg:y="518.5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8mm" svg:height="145.03mm" svg:x="454.17mm" svg:y="518.5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8mm" svg:height="145.03mm" svg:x="728.13mm" svg:y="518.5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8mm" svg:height="145.03mm" svg:x="1001.18mm" svg:y="518.5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2.26mm" svg:height="130.66mm" svg:x="454.49mm" svg:y="686.8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12.26mm" svg:height="130.66mm" svg:x="454.19mm" svg:y="844.2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12.26mm" svg:height="130.66mm" svg:x="454.19mm" svg:y="1002.21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212.26mm" svg:height="130.66mm" svg:x="455.1mm" svg:y="1156.0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88.05mm" svg:height="121.38mm" svg:x="197.15mm" svg:y="672.01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number-columns-repeated="995" table:default-cell-style-name="ce1"/>
        <table:table-row table:style-name="ro5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3" office:value-type="string" calcext:value-type="string">
            <text:p>only useful bytes and keys are present</text:p>
          </table:table-cell>
          <table:table-cell table:style-name="ce3" office:value-type="string" calcext:value-type="string">
            <text:p>we put the mac bytes there</text:p>
            <text:p><text:span text:style-name="T1">but we do nothing about them</text:span></text:p>
          </table:table-cell>
          <table:table-cell office:value-type="string" calcext:value-type="string">
            <text:p>we do everything</text:p>
          </table:table-cell>
          <table:table-cell table:number-columns-repeated="5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1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table:style-name="ce4"/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>
            <text:p>RATIOS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1"/>
        </table:table-row>
        <table:table-row table:style-name="ro3" table:number-rows-repeated="50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8:25:05.308988267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.845750761</meta:creation-date>
    <meta:generator>LibreOffice/5.1.6.2$Linux_X86_64 LibreOffice_project/10m0$Build-2</meta:generator>
    <dc:date>2018-05-08T20:14:48.102602537</dc:date>
    <meta:editing-duration>PT1H56M8S</meta:editing-duration>
    <meta:editing-cycles>13</meta:editing-cycles>
    <meta:document-statistic meta:table-count="2" meta:cell-count="67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06cm" svg:height="12.139cm" xlink:href=".." xlink:type="simple" chart:class="chart:line" chart:style-name="ch1">
        <chart:title svg:x="6.774cm" svg:y="0.378cm" chart:style-name="ch2">
          <text:p>Dijkstra 1400 nodes</text:p>
        </chart:title>
        <chart:legend chart:legend-position="end" svg:x="15.699cm" svg:y="4.509cm" style:legend-expansion="high" chart:style-name="ch3"/>
        <chart:plot-area chart:style-name="ch4" table:cell-range-address="Φύλλο1.F80:Φύλλο1.R80 Φύλλο1.A107:Φύλλο1.A111 Φύλλο1.F25:Φύλλο1.R29" chart:data-source-has-labels="both" svg:x="-0.001cm" svg:y="1.607cm" svg:width="15.07cm" svg:height="9.601cm">
          <chartooo:coordinate-region svg:x="3.872cm" svg:y="1.806cm" svg:width="11.066cm" svg:height="4.887cm"/>
          <chart:axis chart:dimension="x" chart:name="primary-x" chart:style-name="ch5" chartooo:axis-type="auto">
            <chartooo:date-scale/>
            <chart:title svg:x="4.965cm" svg:y="11.239cm" chart:style-name="ch6">
              <text:p>Cache configurations</text:p>
            </chart:title>
            <chart:categories table:cell-range-address="Φύλλο1.F80:Φύλλο1.R80"/>
          </chart:axis>
          <chart:axis chart:dimension="y" chart:name="primary-y" chart:style-name="ch7">
            <chart:title svg:x="0.392cm" svg:y="6.80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Φύλλο1.F25:Φύλλο1.R25" chart:label-cell-address="Φύλλο1.A107:Φύλλο1.A107" chart:class="chart:line">
            <chart:data-point chart:repeated="13"/>
          </chart:series>
          <chart:series chart:style-name="ch12" chart:values-cell-range-address="Φύλλο1.F26:Φύλλο1.R26" chart:label-cell-address="Φύλλο1.A108:Φύλλο1.A108" chart:class="chart:line">
            <chart:data-point chart:repeated="13"/>
          </chart:series>
          <chart:series chart:style-name="ch13" chart:values-cell-range-address="Φύλλο1.F27:Φύλλο1.R27" chart:label-cell-address="Φύλλο1.A109:Φύλλο1.A109" chart:class="chart:line">
            <chart:data-point chart:repeated="13"/>
          </chart:series>
          <chart:series chart:style-name="ch14" chart:values-cell-range-address="Φύλλο1.F28:Φύλλο1.R28" chart:label-cell-address="Φύλλο1.A110:Φύλλο1.A110" chart:class="chart:line">
            <chart:data-point chart:repeated="13"/>
          </chart:series>
          <chart:series chart:style-name="ch15" chart:values-cell-range-address="Φύλλο1.F29:Φύλλο1.R29" chart:label-cell-address="Φύλλο1.A111:Φύλλο1.A111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direct mapped , 1 data 1 code</text:p>
                <draw:g>
                  <svg:desc>Φύλλο1.F80:Φύλλο1.R80</svg:desc>
                </draw:g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Φύλλο1.A107:Φύλλο1.A107</svg:desc>
                </draw:g>
              </table:table-cell>
              <table:table-cell office:value-type="float" office:value="342.927142857143">
                <text:p>342.927142857143</text:p>
                <draw:g>
                  <svg:desc>Φύλλο1.F25:Φύλλο1.R25</svg:desc>
                </draw:g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109.565238095238">
                <text:p>109.565238095238</text:p>
              </table:table-cell>
            </table:table-row>
            <table:table-row>
              <table:table-cell office:value-type="string">
                <text:p>32 bytes</text:p>
                <draw:g>
                  <svg:desc>Φύλλο1.A108:Φύλλο1.A108</svg:desc>
                </draw:g>
              </table:table-cell>
              <table:table-cell office:value-type="float" office:value="282.629795918367">
                <text:p>282.629795918367</text:p>
                <draw:g>
                  <svg:desc>Φύλλο1.F26:Φύλλο1.R26</svg:desc>
                </draw:g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1.0821768707483">
                <text:p>41.0821768707483</text:p>
              </table:table-cell>
            </table:table-row>
            <table:table-row>
              <table:table-cell office:value-type="string">
                <text:p>48 bytes</text:p>
                <draw:g>
                  <svg:desc>Φύλλο1.A109:Φύλλο1.A109</svg:desc>
                </draw:g>
              </table:table-cell>
              <table:table-cell office:value-type="float" office:value="290.734829931973">
                <text:p>290.734829931973</text:p>
                <draw:g>
                  <svg:desc>Φύλλο1.F27:Φύλλο1.R27</svg:desc>
                </draw:g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35.5763265306122">
                <text:p>35.5763265306122</text:p>
              </table:table-cell>
            </table:table-row>
            <table:table-row>
              <table:table-cell office:value-type="string">
                <text:p>64 bytes</text:p>
                <draw:g>
                  <svg:desc>Φύλλο1.A110:Φύλλο1.A110</svg:desc>
                </draw:g>
              </table:table-cell>
              <table:table-cell office:value-type="float" office:value="309.279387755102">
                <text:p>309.279387755102</text:p>
                <draw:g>
                  <svg:desc>Φύλλο1.F28:Φύλλο1.R28</svg:desc>
                </draw:g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37.3140816326531">
                <text:p>37.3140816326531</text:p>
              </table:table-cell>
            </table:table-row>
            <table:table-row>
              <table:table-cell office:value-type="string">
                <text:p>80 bytes</text:p>
                <draw:g>
                  <svg:desc>Φύλλο1.A111:Φύλλο1.A111</svg:desc>
                </draw:g>
              </table:table-cell>
              <table:table-cell office:value-type="float" office:value="343.821904761905">
                <text:p>343.821904761905</text:p>
                <draw:g>
                  <svg:desc>Φύλλο1.F29:Φύλλο1.R29</svg:desc>
                </draw:g>
              </table:table-cell>
              <table:table-cell office:value-type="float" office:value="317.560680272109">
                <text:p>317.560680272109</text:p>
              </table:table-cell>
              <table:table-cell office:value-type="float" office:value="263.958639455782">
                <text:p>263.958639455782</text:p>
              </table:table-cell>
              <table:table-cell office:value-type="float" office:value="256.646394557823">
                <text:p>256.646394557823</text:p>
              </table:table-cell>
              <table:table-cell office:value-type="float" office:value="224.493333333333">
                <text:p>224.493333333333</text:p>
              </table:table-cell>
              <table:table-cell office:value-type="float" office:value="208.786530612245">
                <text:p>208.786530612245</text:p>
              </table:table-cell>
              <table:table-cell office:value-type="float" office:value="169.081088435374">
                <text:p>169.081088435374</text:p>
              </table:table-cell>
              <table:table-cell office:value-type="float" office:value="114.886530612245">
                <text:p>114.886530612245</text:p>
              </table:table-cell>
              <table:table-cell office:value-type="float" office:value="86.4565986394558">
                <text:p>86.4565986394558</text:p>
              </table:table-cell>
              <table:table-cell office:value-type="float" office:value="72.3062585034014">
                <text:p>72.3062585034014</text:p>
              </table:table-cell>
              <table:table-cell office:value-type="float" office:value="65.0137414965986">
                <text:p>65.0137414965986</text:p>
              </table:table-cell>
              <table:table-cell office:value-type="float" office:value="53.3708843537415">
                <text:p>53.3708843537415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chart:data-source-has-labels="both" svg:x="2.052cm" svg:y="1.547cm" svg:width="13.403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309cm" svg:y="9.737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775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local-table.$B$1:.$Q$1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Q$2" chart:label-cell-address="local-table.$A$2" chart:class="chart:line">
            <chart:data-point chart:repeated="16"/>
          </chart:series>
          <chart:series chart:style-name="ch12" chart:values-cell-range-address="local-table.$B$3:.$Q$3" chart:label-cell-address="local-table.$A$3" chart:class="chart:line">
            <chart:data-point chart:repeated="16"/>
          </chart:series>
          <chart:series chart:style-name="ch13" chart:values-cell-range-address="local-table.$B$4:.$Q$4" chart:label-cell-address="local-table.$A$4" chart:class="chart:line">
            <chart:data-point chart:repeated="16"/>
          </chart:series>
          <chart:series chart:style-name="ch14" chart:values-cell-range-address="local-table.$B$5:.$Q$5" chart:label-cell-address="local-table.$A$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local-table.$A$2:.$A$7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